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500000133186EAF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7.878cm" fo:min-width="3.86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textarea-horizontal-align="justify" draw:textarea-vertical-align="top" draw:auto-grow-height="false" fo:min-height="1.874cm" fo:min-width="1.396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.874cm" fo:min-width="1.396cm" draw:shadow="hidden" loext:decorative="false"/>
    </style:style>
    <style:style style:name="gr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055cm" fo:min-width="0.516cm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4" style:family="graphic" style:parent-style-name="standard">
      <style:graphic-properties draw:stroke="none" draw:fill-color="#ff8000" draw:textarea-horizontal-align="justify" draw:textarea-vertical-align="top" draw:auto-grow-height="false" fo:min-height="1.874cm" fo:min-width="1.396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start" style:writing-mode="lr-tb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start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/>
      <style:paragraph-properties fo:text-align="start" style:writing-mode="lr-tb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8000"/>
      <style:paragraph-properties fo:text-align="start" style:writing-mode="lr-tb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69cm" svg:height="8.128cm" svg:x="19.56cm" svg:y="4.34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956cm" svg:height="2.184cm" svg:x="19.687cm" svg:y="4.612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9.789cm" svg:y="5.183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9.568cm" svg:y="4.753cm">
            <text:p text:style-name="P3"><text:span text:style-name="T1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5cm" svg:height="0.229cm" svg:x="21.013cm" svg:y="4.7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6" draw:layer="layout" svg:x1="21.14cm" svg:y1="4.905cm" svg:x2="21.386cm" svg:y2="4.905cm">
            <text:p/>
          </draw:line>
        </draw:g>
        <draw:g draw:style-name="gr2">
          <draw:custom-shape draw:style-name="gr3" draw:text-style-name="P2" draw:layer="layout" svg:width="1.956cm" svg:height="2.184cm" svg:x="21.846cm" svg:y="4.612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21.948cm" svg:y="5.183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21.727cm" svg:y="4.753cm">
            <text:p text:style-name="P3"><text:span text:style-name="T1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5cm" svg:height="0.229cm" svg:x="23.172cm" svg:y="4.7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6" draw:layer="layout" svg:x1="23.299cm" svg:y1="4.905cm" svg:x2="23.545cm" svg:y2="4.905cm">
            <text:p/>
          </draw:line>
        </draw:g>
        <draw:g draw:style-name="gr2">
          <draw:custom-shape draw:style-name="gr3" draw:text-style-name="P2" draw:layer="layout" svg:width="1.956cm" svg:height="2.184cm" svg:x="19.687cm" svg:y="7.3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9.789cm" svg:y="7.901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9.568cm" svg:y="7.471cm">
            <text:p text:style-name="P3"><text:span text:style-name="T1">C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0.5cm" svg:height="0.229cm" svg:x="21.013cm" svg:y="7.5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6" draw:layer="layout" svg:x1="21.14cm" svg:y1="7.623cm" svg:x2="21.386cm" svg:y2="7.623cm">
            <text:p/>
          </draw:line>
        </draw:g>
        <draw:g draw:style-name="gr2">
          <draw:custom-shape draw:style-name="gr3" draw:text-style-name="P2" draw:layer="layout" svg:width="1.956cm" svg:height="2.184cm" svg:x="21.846cm" svg:y="7.3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21.948cm" svg:y="7.901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21.727cm" svg:y="7.471cm">
            <text:p text:style-name="P3"><text:span text:style-name="T1">C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5cm" svg:height="0.229cm" svg:x="23.172cm" svg:y="7.5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6" draw:layer="layout" svg:x1="23.299cm" svg:y1="7.623cm" svg:x2="23.545cm" svg:y2="7.623cm">
            <text:p/>
          </draw:line>
        </draw:g>
        <draw:g draw:style-name="gr2">
          <draw:custom-shape draw:style-name="gr14" draw:text-style-name="P7" draw:layer="layout" svg:width="1.956cm" svg:height="2.184cm" svg:x="21.846cm" svg:y="10.02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21.948cm" svg:y="10.594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21.727cm" svg:y="10.164cm">
            <text:p text:style-name="P3"><text:span text:style-name="T1">A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5cm" svg:height="0.229cm" svg:x="23.172cm" svg:y="10.2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6" draw:layer="layout" svg:x1="23.244cm" svg:y1="10.302cm" svg:x2="23.6cm" svg:y2="10.302cm">
            <text:p/>
          </draw:line>
        </draw:g>
        <draw:frame draw:style-name="gr17" draw:text-style-name="P8" draw:layer="layout" svg:width="4.365cm" svg:height="8.122cm" svg:x="19.561cm" svg:y="4.349cm">
          <draw:image xlink:href="Pictures/10000001000000A500000133186EAFDA.png" xlink:type="simple" xlink:show="embed" xlink:actuate="onLoad" draw:mime-type="image/png">
            <text:p/>
          </draw:image>
        </draw:frame>
        <draw:custom-shape draw:style-name="gr1" draw:text-style-name="P1" draw:layer="layout" svg:width="4.369cm" svg:height="8.128cm" svg:x="19.56cm" svg:y="4.3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956cm" svg:height="2.184cm" svg:x="13.054cm" svg:y="8.611cm">
          <text:p/>
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" draw:text-style-name="P1" draw:layer="layout" svg:width="1.752cm" svg:height="1.523cm" svg:x="13.156cm" svg:y="9.182cm" svg:viewBox="0 0 1753 1524" svg:d="M1753 400v1067c0 10-4 20-13 29-8 8-20 15-34 20s-30 8-47 8v-1l-1565 1c-17 0-33-3-47-8s-26-12-34-20c-9-9-13-19-13-29v-781-286-400h1752v392c1 3 1 5 1 8z">
          <text:p/>
        </draw:path>
        <draw:custom-shape draw:style-name="gr5" draw:text-style-name="P4" draw:layer="layout" svg:width="1.016cm" svg:height="0.305cm" svg:x="12.935cm" svg:y="8.752cm">
          <text:p text:style-name="P3"><text:span text:style-name="T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5cm" svg:height="0.229cm" svg:x="14.38cm" svg:y="8.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6" draw:layer="layout" svg:x1="14.452cm" svg:y1="8.89cm" svg:x2="14.808cm" svg:y2="8.89cm">
          <text:p/>
        </draw:line>
        <draw:g draw:style-name="gr2">
          <draw:custom-shape draw:style-name="gr3" draw:text-style-name="P2" draw:layer="layout" svg:width="1.956cm" svg:height="2.184cm" svg:x="12.649cm" svg:y="5.08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2.751cm" svg:y="5.651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2.53cm" svg:y="5.221cm">
            <text:p text:style-name="P3"><text:span text:style-name="T1">C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5cm" svg:height="0.229cm" svg:x="13.975cm" svg:y="5.2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6" draw:layer="layout" svg:x1="14.102cm" svg:y1="5.373cm" svg:x2="14.348cm" svg:y2="5.373cm">
            <text:p/>
          </draw:line>
        </draw:g>
        <draw:g draw:style-name="gr2">
          <draw:custom-shape draw:style-name="gr3" draw:text-style-name="P2" draw:layer="layout" svg:width="1.956cm" svg:height="2.184cm" svg:x="21.836cm" svg:y="4.902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21.938cm" svg:y="5.473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21.717cm" svg:y="5.043cm">
            <text:p text:style-name="P3"><text:span text:style-name="T1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5cm" svg:height="0.229cm" svg:x="23.162cm" svg:y="5.0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3" draw:text-style-name="P6" draw:layer="layout" svg:x1="23.289cm" svg:y1="5.195cm" svg:x2="23.535cm" svg:y2="5.195cm">
            <text:p/>
          </draw:line>
        </draw:g>
        <draw:g draw:style-name="gr2">
          <draw:custom-shape draw:style-name="gr3" draw:text-style-name="P2" draw:layer="layout" svg:width="1.956cm" svg:height="2.184cm" svg:x="19.677cm" svg:y="7.341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9.779cm" svg:y="7.912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9.558cm" svg:y="7.482cm">
            <text:p text:style-name="P3"><text:span text:style-name="T1">C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5" draw:layer="layout" svg:width="0.5cm" svg:height="0.229cm" svg:x="21.003cm" svg:y="7.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5" draw:text-style-name="P6" draw:layer="layout" svg:x1="21.13cm" svg:y1="7.634cm" svg:x2="21.376cm" svg:y2="7.634cm">
            <text:p/>
          </draw:line>
        </draw:g>
        <draw:g draw:style-name="gr2">
          <draw:custom-shape draw:style-name="gr3" draw:text-style-name="P2" draw:layer="layout" svg:width="1.956cm" svg:height="2.184cm" svg:x="21.836cm" svg:y="7.341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21.938cm" svg:y="7.912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21.717cm" svg:y="7.482cm">
            <text:p text:style-name="P3"><text:span text:style-name="T1">C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5" draw:layer="layout" svg:width="0.5cm" svg:height="0.229cm" svg:x="23.162cm" svg:y="7.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7" draw:text-style-name="P6" draw:layer="layout" svg:x1="23.289cm" svg:y1="7.634cm" svg:x2="23.535cm" svg:y2="7.634cm">
            <text:p/>
          </draw:line>
        </draw:g>
        <draw:g draw:style-name="gr2">
          <draw:custom-shape draw:style-name="gr3" draw:text-style-name="P2" draw:layer="layout" svg:width="1.956cm" svg:height="2.184cm" svg:x="19.677cm" svg:y="4.902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9.779cm" svg:y="5.473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9.558cm" svg:y="5.043cm">
            <text:p text:style-name="P3"><text:span text:style-name="T1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" draw:layer="layout" svg:width="0.5cm" svg:height="0.229cm" svg:x="21.003cm" svg:y="5.0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9" draw:text-style-name="P6" draw:layer="layout" svg:x1="21.13cm" svg:y1="5.195cm" svg:x2="21.376cm" svg:y2="5.195cm">
            <text:p/>
          </draw:line>
        </draw:g>
        <draw:g draw:style-name="gr2">
          <draw:custom-shape draw:style-name="gr14" draw:text-style-name="P7" draw:layer="layout" svg:width="1.956cm" svg:height="2.184cm" svg:x="19.677cm" svg:y="9.728cm">
            <text:p text:style-name="P3"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9.779cm" svg:y="10.299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9.558cm" svg:y="9.869cm">
            <text:p text:style-name="P3"><text:span text:style-name="T1">A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5" draw:layer="layout" svg:width="0.5cm" svg:height="0.229cm" svg:x="21.003cm" svg:y="9.90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1" draw:text-style-name="P6" draw:layer="layout" svg:x1="21.075cm" svg:y1="10.007cm" svg:x2="21.431cm" svg:y2="10.007cm">
            <text:p/>
          </draw:line>
        </draw:g>
        <draw:g draw:style-name="gr2">
          <draw:custom-shape draw:style-name="gr14" draw:text-style-name="P7" draw:layer="layout" svg:width="1.956cm" svg:height="2.184cm" svg:x="21.836cm" svg:y="9.728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21.938cm" svg:y="10.299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21.717cm" svg:y="9.869cm">
            <text:p text:style-name="P3"><text:span text:style-name="T1">A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5" draw:layer="layout" svg:width="0.5cm" svg:height="0.229cm" svg:x="23.162cm" svg:y="9.90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6" draw:layer="layout" svg:x1="23.234cm" svg:y1="10.007cm" svg:x2="23.59cm" svg:y2="10.007cm">
            <text:p/>
          </draw:line>
        </draw:g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5:14:32.885737679</meta:creation-date>
    <dc:date>2026-03-10T20:28:19.924748595</dc:date>
    <meta:editing-duration>PT1H15M45S</meta:editing-duration>
    <meta:editing-cycles>16</meta:editing-cycles>
    <meta:generator>LibreOffice/24.2.7.2$Linux_X86_64 LibreOffice_project/420$Build-2</meta:generator>
    <meta:document-statistic meta:object-count="103"/>
  </office:meta>
</office:document-meta>
</file>